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6D0000016AC9D30321EBF02C5D.png" manifest:media-type="image/png"/>
  <manifest:file-entry manifest:full-path="Pictures/10000201000003D600000118AED26A3A5A81898F.png" manifest:media-type="image/png"/>
  <manifest:file-entry manifest:full-path="Pictures/10000201000003F3000001091088E67992EF2D2D.png" manifest:media-type="image/png"/>
  <manifest:file-entry manifest:full-path="Pictures/10000201000002FE0000015D097D43113975FE50.png" manifest:media-type="image/png"/>
  <manifest:file-entry manifest:full-path="Pictures/100002010000012C0000015F63178C9789668FA9.png" manifest:media-type="image/png"/>
  <manifest:file-entry manifest:full-path="Pictures/100002010000025D000001A76ED58027DF596B22.png" manifest:media-type="image/png"/>
  <manifest:file-entry manifest:full-path="Pictures/1000020100000267000001B1CD8FBF921F2841E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master-page3">
        <draw:frame draw:style-name="gr1" draw:text-style-name="P1" draw:layer="layout" svg:width="7.937cm" svg:height="9.288cm" svg:x="1.799cm" svg:y="0.863cm">
          <draw:image xlink:href="Pictures/100002010000012C0000015F63178C9789668FA9.png" xlink:type="simple" xlink:show="embed" xlink:actuate="onLoad">
            <text:p/>
          </draw:image>
        </draw:frame>
        <draw:frame draw:style-name="gr1" draw:text-style-name="P1" draw:layer="layout" svg:width="17.589cm" svg:height="5.016cm" svg:x="1.364cm" svg:y="11.18cm">
          <draw:image xlink:href="Pictures/10000201000003D600000118AED26A3A5A81898F.png" xlink:type="simple" xlink:show="embed" xlink:actuate="onLoad">
            <text:p/>
          </draw:image>
        </draw:frame>
        <draw:frame draw:style-name="gr1" draw:text-style-name="P1" draw:layer="layout" svg:width="17.589cm" svg:height="8.014cm" svg:x="1.3cm" svg:y="17.58cm">
          <draw:image xlink:href="Pictures/10000201000002FE0000015D097D43113975FE50.png" xlink:type="simple" xlink:show="embed" xlink:actuate="onLoad">
            <text:p/>
          </draw:image>
        </draw:frame>
      </draw:page>
      <draw:page draw:name="page2" draw:style-name="dp1" draw:master-page-name="master-page9">
        <draw:frame draw:style-name="gr2" draw:text-style-name="P2" draw:layer="layout" svg:width="16.006cm" svg:height="11.191cm" svg:x="2.947cm" svg:y="3.877cm">
          <draw:image xlink:href="Pictures/100002010000025D000001A76ED58027DF596B22.png" xlink:type="simple" xlink:show="embed" xlink:actuate="onLoad">
            <text:p/>
          </draw:image>
        </draw:frame>
        <draw:frame draw:style-name="gr2" draw:text-style-name="P2" draw:layer="layout" svg:width="19.287cm" svg:height="5.054cm" svg:x="1.063cm" svg:y="17.847cm">
          <draw:image xlink:href="Pictures/10000201000003F3000001091088E67992EF2D2D.png" xlink:type="simple" xlink:show="embed" xlink:actuate="onLoad">
            <text:p/>
          </draw:image>
        </draw:frame>
      </draw:page>
      <draw:page draw:name="page3" draw:style-name="dp1" draw:master-page-name="master-page9">
        <draw:frame draw:style-name="gr2" draw:text-style-name="P2" draw:layer="layout" svg:width="16.271cm" svg:height="11.455cm" svg:x="2.555cm" svg:y="13.504cm">
          <draw:image xlink:href="Pictures/1000020100000267000001B1CD8FBF921F2841E0.png" xlink:type="simple" xlink:show="embed" xlink:actuate="onLoad">
            <text:p/>
          </draw:image>
        </draw:frame>
        <draw:frame draw:style-name="gr2" draw:text-style-name="P2" draw:layer="layout" svg:width="16.43cm" svg:height="9.577cm" svg:x="2.904cm" svg:y="2.174cm">
          <draw:image xlink:href="Pictures/100002010000026D0000016AC9D30321EBF02C5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0.1cm" fo:margin-bottom="1cm" fo:margin-left="1.3cm" fo:margin-right="1cm" fo:page-width="21.588cm" fo:page-height="27.93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9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11-13T16:47:53.707959595</dc:date>
    <meta:editing-duration>PT8M21S</meta:editing-duration>
    <meta:editing-cycles>1</meta:editing-cycles>
    <meta:document-statistic meta:object-count="7"/>
    <meta:generator>LibreOffice/6.0.7.3$Linux_X86_64 LibreOffice_project/00m0$Build-3</meta:generator>
  </office:meta>
</office:document-meta>
</file>